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9000000727F2AB2ABB885E3FF.png" manifest:media-type="image/png"/>
  <manifest:file-entry manifest:full-path="Pictures/1000000000000130000000A63CC76A27202BF456.png" manifest:media-type="image/png"/>
  <manifest:file-entry manifest:full-path="Pictures/10000000000000E1000000E1521D6CF8AFDEA1F6.png" manifest:media-type="image/png"/>
  <manifest:file-entry manifest:full-path="Pictures/10000000000000E1000000E13B7DC13A7417404B.png" manifest:media-type="image/png"/>
  <manifest:file-entry manifest:full-path="Pictures/10000000000000C8000000C82CF1FA06BCA70D37.png" manifest:media-type="image/png"/>
  <manifest:file-entry manifest:full-path="Pictures/10000000000000E1000000E1AA62615F941EB1A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ed1c24" fo:min-height="0.766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svg:stroke-color="#000000" draw:fill="none" draw:fill-color="#ffffff" fo:min-height="0.84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draw:stroke="none" svg:stroke-color="#000000" draw:fill="none" draw:fill-color="#ffffff" fo:min-height="0.91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ed1c24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381cm" svg:y1="14.095cm" svg:x2="9.25cm" svg:y2="18.226cm">
          <text:p/>
        </draw:line>
        <draw:frame draw:style-name="gr2" draw:text-style-name="P3" draw:layer="layout" svg:width="5.207cm" svg:height="1.016cm" svg:x="12.231cm" svg:y="13.211cm">
          <draw:text-box>
            <text:p text:style-name="P2"><text:span text:style-name="T1">Hero</text:span><text:span text:style-name="T1">ku</text:span></text:p>
          </draw:text-box>
        </draw:frame>
        <draw:frame draw:style-name="gr3" draw:text-style-name="P4" draw:layer="layout" svg:width="3.402cm" svg:height="1.673cm" svg:x="19.409cm" svg:y="19.095cm">
          <draw:text-box>
            <text:p text:style-name="P2">MongoDB Cloud</text:p>
          </draw:text-box>
        </draw:frame>
        <draw:line draw:style-name="gr1" draw:text-style-name="P1" draw:layer="layout" svg:x1="14.718cm" svg:y1="4.987cm" svg:x2="14.718cm" svg:y2="11.083cm">
          <text:p/>
        </draw:line>
        <draw:frame draw:style-name="gr4" draw:text-style-name="P5" draw:layer="layout" svg:width="4.597cm" svg:height="1.09cm" draw:transform="rotate (-1.5707963267949) translate (15.84cm 5.749cm)">
          <draw:text-box>
            <text:p>Form Submit</text:p>
          </draw:text-box>
        </draw:frame>
        <draw:frame draw:style-name="gr5" draw:text-style-name="P2" draw:layer="layout" svg:width="1.778cm" svg:height="1.778cm" svg:x="13.955cm" svg:y="11.298cm">
          <draw:image xlink:href="Pictures/10000000000000E1000000E13B7DC13A7417404B.png" xlink:type="simple" xlink:show="embed" xlink:actuate="onLoad">
            <text:p/>
          </draw:image>
        </draw:frame>
        <draw:frame draw:style-name="gr6" draw:text-style-name="P2" draw:layer="layout" svg:width="1.73cm" svg:height="1.73cm" svg:x="11.843cm" svg:y="2.778cm">
          <draw:image xlink:href="Pictures/10000000000000E1000000E1AA62615F941EB1A6.jpg" xlink:type="simple" xlink:show="embed" xlink:actuate="onLoad">
            <text:p text:style-name="P2">Se</text:p>
          </draw:image>
        </draw:frame>
        <draw:frame draw:style-name="gr5" draw:text-style-name="P2" draw:layer="layout" svg:width="1.888cm" svg:height="1.888cm" svg:x="15.93cm" svg:y="2.795cm">
          <draw:image xlink:href="Pictures/10000000000000C8000000C82CF1FA06BCA70D37.png" xlink:type="simple" xlink:show="embed" xlink:actuate="onLoad">
            <text:p/>
          </draw:image>
        </draw:frame>
        <draw:frame draw:style-name="gr7" draw:text-style-name="P5" draw:layer="layout" svg:width="2.286cm" svg:height="1.016cm" svg:x="11.622cm" svg:y="4.429cm">
          <draw:text-box>
            <text:p>Seller</text:p>
          </draw:text-box>
        </draw:frame>
        <draw:frame draw:style-name="gr7" draw:text-style-name="P5" draw:layer="layout" svg:width="2.286cm" svg:height="1.016cm" svg:x="15.822cm" svg:y="4.329cm">
          <draw:text-box>
            <text:p>Buyer</text:p>
          </draw:text-box>
        </draw:frame>
        <draw:frame draw:style-name="gr5" draw:text-style-name="P2" draw:layer="layout" svg:width="1.651cm" svg:height="1.651cm" svg:x="20.177cm" svg:y="17.697cm">
          <draw:image xlink:href="Pictures/10000000000000E1000000E1521D6CF8AFDEA1F6.png" xlink:type="simple" xlink:show="embed" xlink:actuate="onLoad">
            <text:p/>
          </draw:image>
        </draw:frame>
        <draw:line draw:style-name="gr1" draw:text-style-name="P1" draw:layer="layout" svg:x1="16.144cm" svg:y1="14.109cm" svg:x2="20.275cm" svg:y2="18.24cm">
          <text:p/>
        </draw:line>
        <draw:line draw:style-name="gr1" draw:text-style-name="P1" draw:layer="layout" svg:x1="14.808cm" svg:y1="14.25cm" svg:x2="14.843cm" svg:y2="17.256cm">
          <text:p/>
        </draw:line>
        <draw:frame draw:style-name="gr5" draw:text-style-name="P2" draw:layer="layout" svg:width="4.402cm" svg:height="2.403cm" svg:x="12.727cm" svg:y="17.764cm">
          <draw:image xlink:href="Pictures/1000000000000130000000A63CC76A27202BF456.png" xlink:type="simple" xlink:show="embed" xlink:actuate="onLoad">
            <text:p/>
          </draw:image>
        </draw:frame>
        <draw:frame draw:style-name="gr5" draw:text-style-name="P2" draw:layer="layout" svg:width="3.931cm" svg:height="1.016cm" svg:x="6.969cm" svg:y="18.399cm">
          <draw:image xlink:href="Pictures/10000000000001B9000000727F2AB2ABB885E3FF.png" xlink:type="simple" xlink:show="embed" xlink:actuate="onLoad">
            <text:p/>
          </draw:image>
        </draw:frame>
        <draw:frame draw:style-name="gr8" draw:text-style-name="P5" draw:layer="layout" svg:width="3.862cm" svg:height="1.167cm" draw:transform="rotate (-0.785398163397449) translate (17.92cm 13.944cm)">
          <draw:text-box>
            <text:p>JSON Data</text:p>
          </draw:text-box>
        </draw:frame>
        <draw:frame draw:style-name="gr4" draw:text-style-name="P5" draw:layer="layout" svg:width="4.845cm" svg:height="1.09cm" draw:transform="rotate (0.767246739176707) translate (9.033cm 16.645cm)">
          <draw:text-box>
            <text:p>Email Request</text:p>
          </draw:text-box>
        </draw:frame>
        <draw:frame draw:style-name="gr3" draw:text-style-name="P5" draw:layer="layout" svg:width="3.397cm" svg:height="1.673cm" draw:transform="rotate (-1.55875355495614) translate (16.613cm 14.326cm)">
          <draw:text-box>
            <text:p>Images/Video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ed1c2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7T08:06:58.962710180</meta:creation-date>
    <dc:date>2020-07-27T08:56:18.490801481</dc:date>
    <meta:editing-duration>PT16M39S</meta:editing-duration>
    <meta:editing-cycles>2</meta:editing-cycles>
    <meta:generator>LibreOffice/6.0.7.3$Linux_X86_64 LibreOffice_project/00m0$Build-3</meta:generator>
    <meta:document-statistic meta:object-count="18"/>
  </office:meta>
</office:document-meta>
</file>